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P2" style:parent-style-name="Paragraphedeliste" style:list-style-name="LFO1" style:family="paragraph"/>
    <style:style style:name="P3" style:parent-style-name="Paragraphedeliste" style:list-style-name="LFO1" style:family="paragraph"/>
    <style:style style:name="P4" style:parent-style-name="Paragraphedeliste" style:list-style-name="LFO1" style:family="paragraph"/>
    <style:style style:name="T5" style:parent-style-name="Policepardéfaut" style:family="text">
      <style:text-properties style:font-name="Wingdings" style:font-name-asian="Wingdings" style:font-name-complex="Wingdings"/>
    </style:style>
    <style:style style:name="T6" style:parent-style-name="Policepardéfaut" style:family="text">
      <style:text-properties style:font-name="Wingdings" style:font-name-asian="Wingdings" style:font-name-complex="Wingdings"/>
    </style:style>
    <style:style style:name="P7" style:parent-style-name="Paragraphedeliste" style:list-style-name="LFO1" style:family="paragraph"/>
    <style:style style:name="P8" style:parent-style-name="Paragraphedeliste" style:list-style-name="LFO1" style:family="paragraph"/>
    <style:style style:name="P9" style:parent-style-name="Paragraphedeliste" style:list-style-name="LFO1" style:family="paragraph"/>
    <style:style style:name="T10" style:parent-style-name="Policepardéfaut" style:family="text">
      <style:text-properties style:font-name="Wingdings" style:font-name-asian="Wingdings" style:font-name-complex="Wingdings"/>
    </style:style>
    <style:style style:name="P11" style:parent-style-name="Paragraphedeliste" style:list-style-name="LFO1" style:family="paragraph"/>
    <style:style style:name="P12" style:parent-style-name="Paragraphedeliste" style:list-style-name="LFO1" style:family="paragraph"/>
    <style:style style:name="P13" style:parent-style-name="Paragraphedeliste" style:list-style-name="LFO4" style:family="paragraph">
      <style:text-properties fo:font-weight="bold" style:font-weight-asian="bold" style:font-weight-complex="bold" style:text-underline-type="single" style:text-underline-style="solid" style:text-underline-width="auto" style:text-underline-mode="continuous"/>
    </style:style>
    <style:style style:name="P14" style:parent-style-name="Paragraphedeliste" style:list-style-name="LFO2" style:family="paragraph"/>
    <style:style style:name="T15" style:parent-style-name="Policepardéfaut" style:family="text">
      <style:text-properties style:text-underline-type="single" style:text-underline-style="solid" style:text-underline-width="auto" style:text-underline-mode="continuous"/>
    </style:style>
    <style:style style:name="P16" style:parent-style-name="Paragraphedeliste" style:list-style-name="LFO2" style:family="paragraph"/>
    <style:style style:name="T17" style:parent-style-name="Policepardéfaut" style:family="text">
      <style:text-properties style:text-underline-type="single" style:text-underline-style="solid" style:text-underline-width="auto" style:text-underline-mode="continuous"/>
    </style:style>
    <style:style style:name="T18" style:parent-style-name="Policepardéfaut" style:family="text">
      <style:text-properties style:text-underline-type="single" style:text-underline-style="solid" style:text-underline-width="auto" style:text-underline-mode="continuous"/>
    </style:style>
    <style:style style:name="T19" style:parent-style-name="Policepardéfaut" style:family="text">
      <style:text-properties style:font-name="Wingdings" style:font-name-asian="Wingdings" style:font-name-complex="Wingdings"/>
    </style:style>
    <style:style style:name="P20" style:parent-style-name="Paragraphedeliste" style:list-style-name="LFO1" style:family="paragraph"/>
    <style:style style:name="P21" style:parent-style-name="Paragraphedeliste" style:list-style-name="LFO1" style:family="paragraph"/>
    <style:style style:name="P22" style:parent-style-name="Paragraphedeliste" style:list-style-name="LFO1" style:family="paragraph"/>
    <style:style style:name="P23" style:parent-style-name="Paragraphedeliste" style:list-style-name="LFO4" style:family="paragraph">
      <style:text-properties fo:font-weight="bold" style:font-weight-asian="bold" style:font-weight-complex="bold" style:text-underline-type="single" style:text-underline-style="solid" style:text-underline-width="auto" style:text-underline-mode="continuous"/>
    </style:style>
    <style:style style:name="P24" style:parent-style-name="Paragraphedeliste" style:list-style-name="LFO3" style:family="paragraph"/>
    <style:style style:name="T25" style:parent-style-name="Policepardéfaut" style:family="text">
      <style:text-properties style:font-name="Wingdings" style:font-name-asian="Wingdings" style:font-name-complex="Wingdings"/>
    </style:style>
    <style:style style:name="P26" style:parent-style-name="Paragraphedeliste" style:list-style-name="LFO3" style:family="paragraph"/>
    <style:style style:name="P27" style:parent-style-name="Paragraphedeliste" style:list-style-name="LFO4" style:family="paragraph">
      <style:text-properties fo:font-weight="bold" style:font-weight-asian="bold" style:font-weight-complex="bold" style:text-underline-type="single" style:text-underline-style="solid" style:text-underline-width="auto" style:text-underline-mode="continuous"/>
    </style:style>
    <style:style style:name="P28" style:parent-style-name="Paragraphedeliste" style:list-style-name="LFO3" style:family="paragraph"/>
    <style:style style:name="T29" style:parent-style-name="Policepardéfaut" style:family="text">
      <style:text-properties style:text-position="super 63.6%"/>
    </style:style>
    <style:style style:name="T30" style:parent-style-name="Policepardéfaut" style:family="text">
      <style:text-properties style:font-name="Wingdings" style:font-name-asian="Wingdings" style:font-name-complex="Wingdings"/>
    </style:style>
    <style:style style:name="P31" style:parent-style-name="Paragraphedeliste" style:list-style-name="LFO3" style:family="paragraph"/>
    <style:style style:name="P32" style:parent-style-name="Paragraphedeliste" style:list-style-name="LFO4" style:family="paragraph">
      <style:text-properties fo:font-weight="bold" style:font-weight-asian="bold" style:font-weight-complex="bold" style:text-underline-type="single" style:text-underline-style="solid" style:text-underline-width="auto" style:text-underline-mode="continuous"/>
    </style:style>
    <style:style style:name="P33" style:parent-style-name="Paragraphedeliste" style:list-style-name="LFO4" style:family="paragraph">
      <style:text-properties fo:font-weight="bold" style:font-weight-asian="bold" style:font-weight-complex="bold" style:text-underline-type="single" style:text-underline-style="solid" style:text-underline-width="auto" style:text-underline-mode="continuous"/>
    </style:style>
    <style:style style:name="T34" style:parent-style-name="Policepardéfaut" style:family="text">
      <style:text-properties style:font-name="Wingdings" style:font-name-asian="Wingdings" style:font-name-complex="Wingdings"/>
    </style:style>
    <style:style style:name="T35" style:parent-style-name="Policepardéfaut" style:family="text">
      <style:text-properties style:font-name="Wingdings" style:font-name-asian="Wingdings" style:font-name-complex="Wingdings"/>
    </style:style>
    <style:style style:name="P36" style:parent-style-name="Paragraphedeliste" style:list-style-name="LFO3" style:family="paragraph"/>
  </office:automatic-styles>
  <office:body>
    <office:text text:use-soft-page-breaks="true">
      <text:p text:style-name="P1">Démographie</text:p>
      <text:p text:style-name="Normal"/>
      <text:p text:style-name="Normal">La population<text:s/>japonaise<text:s/>diminue depuis 2000, c’est un fait, dû à 3 tendances :</text:p>
      <text:list text:style-name="LFO1" text:continue-numbering="true">
        <text:list-item>
          <text:p text:style-name="P2">Baisse de la natalité régulière depuis les années 1920, aujourd’hui nous sommes en dessous du taux de renouvellement naturel (de<text:s/>2,1 enfants par femmes en<text:s/>moyenne<text:s/>dans le monde)</text:p>
        </text:list-item>
        <text:list-item>
          <text:p text:style-name="P3">La hausse de la durée de vie ne compense plus le phénomène des natalités</text:p>
        </text:list-item>
        <text:list-item>
          <text:p text:style-name="P4">L’ouverture à l’immigration très sélective, compense relativement peu le manque de nouvelles naissances</text:p>
        </text:list-item>
      </text:list>
      <text:p text:style-name="Normal">Est-ce vraiment un problème ?<text:s/>D’une part oui, la proportion des personnes âgées dans la population augmente tellement qu’elle menace l’équilibre actifs/retraités<text:s/><text:span text:style-name="T5"></text:span><text:s/>la charge des actifs devient de plus lourde<text:s/>et les pensions des<text:s/>retraités de plus en plus maigres,<text:s/>ils<text:s/>travaillent souvent au-delà de l’âge de la retraite. Il y a<text:s/>aussi une explosion des coûts de santé et une diminution de la part des actifs<text:s/><text:span text:style-name="T6"></text:span><text:s/>impact négatif sur la croissance économique</text:p>
      <text:p text:style-name="Normal">Solutions possibles pour tenter de rectifier cette tendance :</text:p>
      <text:list text:style-name="LFO1" text:continue-numbering="true">
        <text:list-item>
          <text:p text:style-name="P7">Encourager la reprise de la natalité : en augmentation légère depuis<text:s/>2005, développer des politiques familiales favorables</text:p>
        </text:list-item>
        <text:list-item>
          <text:p text:style-name="P8">Augmenter la part des actifs : élargissement<text:s/>sur une population donnée, encourager le travail des femmes et mettre en place de nouvelles politiques (pour<text:s/>concilier vie de famille et travail)</text:p>
        </text:list-item>
        <text:list-item>
          <text:p text:style-name="P9">Ouvrir davantage l’immigration :<text:s/>il y a<text:s/>encore une certaine résistance chez les politiciens et<text:s/>chez<text:s/>une partie de la population<text:s/><text:span text:style-name="T10"></text:span><text:s/>crainte d’une trop grande mixité culturelle</text:p>
        </text:list-item>
        <text:list-item>
          <text:p text:style-name="P11">Solutions technologiques : robotisation pour suppléer au manque de main d’œuvre dans les usines ou dans le domaine du service et des soins aux personnes âgées</text:p>
        </text:list-item>
        <text:list-item>
          <text:p text:style-name="P12">Essayer de développer une industrie spécialisée et à haute valeur ajoutée</text:p>
        </text:list-item>
      </text:list>
      <text:p text:style-name="Normal"/>
      <text:list text:style-name="LFO4" text:continue-numbering="true">
        <text:list-item>
          <text:p text:style-name="P13">Transition démographique :</text:p>
        </text:list-item>
      </text:list>
      <text:p text:style-name="Normal">On passe d’une situation avec beaucoup de naissance<text:s/>et<text:s/>une mortalité importante à un taux de<text:s/>natalité et de mortalité qui ont baissé. Dans la plupart des pays industrialisé, 2 phases :</text:p>
      <text:list text:style-name="LFO2" text:continue-numbering="true">
        <text:list-item>
          <text:p text:style-name="P14"><text:span text:style-name="T15">Taux de mortalité qui baisse d’abord mais le taux de natalité reste haut</text:span> : moins de famines, meilleure conditions sanitaires. Avec la latence, on voit une explosion<text:s/>démographique</text:p>
        </text:list-item>
        <text:list-item>
          <text:p text:style-name="P16"><text:span text:style-name="T17">Le taux de natalité baisse</text:span><text:span text:style-name="T18"><text:s/>ensuite</text:span> : avec l’urbanisation, l’accroissement des richesses, raisons sociales et psychologiques. Au Japon, c’est la période de la haute croissance économique où on tend à vivre de plus en plus sur un modèle urbain avec un<text:s/>ou<text:s/>deux enfants, l’éducation y coûte très chère</text:p>
        </text:list-item>
      </text:list>
      <text:p text:style-name="Normal">Dans la plupart des pays industrialisés, le taux d’accroissement naturel (facteur naturel) est négatif<text:s/><text:span text:style-name="T19"></text:span><text:s/>déclin de la population, quand le taux n’est pas composé par un solde migratoire positif (facteur social)</text:p>
      <text:soft-page-break/>
      <text:list text:style-name="LFO1" text:continue-numbering="true">
        <text:list-item>
          <text:p text:style-name="P20">Période d’Edo : population stable, environ 30 millions d’habitants</text:p>
        </text:list-item>
        <text:list-item>
          <text:p text:style-name="P21">Lendemain de la guerre : 70 millions</text:p>
        </text:list-item>
        <text:list-item>
          <text:p text:style-name="P22">2004 : environ 128 millions d’habitants</text:p>
        </text:list-item>
      </text:list>
      <text:p text:style-name="Normal">Le Japon connait une baisse de la population depuis 2008 : perte de environ 0,1% par an, si<text:s/>ça<text:s/>continue comme<text:s/>ca, en 2050<text:s/>selon les prévisions,<text:s/>le Japon passera<text:s/>en-dessous des<text:s/>100 millions d’habitants. Aujourd’hui il y a 28 à 29% de la<text:s/>population qui a plus de 65%, pour 2050<text:s/>ça pourrait être jusqu’à 40%</text:p>
      <text:p text:style-name="Normal">Le phénomène est aggravé avec un taux de<text:s/>longévité<text:s/>qui fait parti des plus hauts du monde : environ 70 000 centenaires</text:p>
      <text:p text:style-name="Normal">Le taux d’emploi des séniors est très élevé : 55% des hommes et 35% des femmes travaillent encore car les pensions sont faibles par rapport au niveau de vie du Japon. Cette hausse de personnes âgées n’est pas<text:s/>toujours<text:s/>un inconvénient :<text:s/>ils sont une<text:s/>cible marketing (maisons individuelles qui nécessitent des adaptations, etc…)</text:p>
      <text:p text:style-name="Normal">L’indice de fécondité a<text:s/>légèrement<text:s/>augmenté, aujourd’hui il est à 1,40<text:s/>avec un<text:s/>report des naissances possible car l’âge où on fait des enfants est de plus en plus tardif mais il<text:s/>ne<text:s/>compense<text:s/>toujours<text:s/>pas le taux de mortalité avec une population de plus en plus âgée</text:p>
      <text:p text:style-name="Normal">Ces tendances démographiques n’évoluent pas de manière homogène sur tout<text:s/>le territoire avec un exode rural, les villes moyennes de régions ont parfois tendance à baisser en population<text:s/>pour la taiheiyou<text:s/>beruto (la<text:s/>ceinture pacifique) : zone industrialisée<text:s/>de mégalopoles japonaises,<text:s/>qui part de la région de Tokyo jusqu’à Kita<text:s/>Kyūshū, cœur de l’activité économique du pays. Il y a aussi des mouvements internes dans les villes<text:s/>et<text:s/>un phénomène de citadins assez diplômés qui vont s’installer en régions qui<text:s/>elles-mêmes<text:s/>vont essayer d’attirer de nouveau de la population</text:p>
      <text:p text:style-name="Normal"/>
      <text:list text:style-name="LFO4" text:continue-numbering="true">
        <text:list-item>
          <text:p text:style-name="P23">Immigration :</text:p>
        </text:list-item>
      </text:list>
      <text:p text:style-name="Normal">Le Japon connait<text:s/>une situation de quasi plein emploi (chômage autour de 2%), il y a un taux de manque de main d’œuvre assez élevé<text:s/>(2019 : 1,6 offre d’emploi par demandeurs), la construction et la restauration vont<text:s/>jusqu’à<text:s/>6 offres par demandeurs.</text:p>
      <text:list text:style-name="LFO3" text:continue-numbering="true">
        <text:list-item>
          <text:p text:style-name="P24">Ouvrerture<text:s/>à l’immigration (2,5 millions d’étrangers au Japon) : 1,46<text:s/>million<text:s/>en 2018<text:s/>effectuent un travail rémunéré (soit<text:s/>1% de la population), autour de 2000 on avait que<text:s/>environ 200 000 travailleurs étrangers. Ce pourcentage<text:s/>est autour de 6% en France par exemple</text:p>
        </text:list-item>
      </text:list>
      <text:p text:style-name="Normal">Ces travailleurs étrangers ont souvent des travails mal<text:s/>rémunérés<text:s/>qui requiert peu de qualification. Le gouvernement Abe a lancé une réforme importante pour assouplir l’obtention de délivrance de<text:s/>visas en<text:s/>2019, qui permet de<text:s/>délivrer<text:s/>des visas de 5 ans pour les étrangers qui veulent travailler notamment dans l’agriculture, le soin aux personnes âgées, la restauration, le bâtiment… Les politiques restent encore peu ouvertes car il n’y a pas<text:s/>de volonté que les personnes s’imposent à long terme (pas de politique de regroupement familial<text:s/>par exemple)</text:p>
      <text:p text:style-name="Normal">Pour les travailleurs à haute qualification, il y a une politique plus ouverte, mais le pays n’est pas très attractif pour ce genre de travailleurs<text:s/><text:span text:style-name="T25"></text:span><text:s/>système<text:s/>de points pour rentrer dans cette catégorie<text:s/>et<text:s/>avoir le statut de résident permanent au bout d’un an et de regroupement familial (300 visas en 2017, relativement faible)</text:p>
      <text:soft-page-break/>
      <text:list text:style-name="LFO3" text:continue-numbering="true">
        <text:list-item>
          <text:p text:style-name="P26">Résistance culturel et structurelle</text:p>
        </text:list-item>
      </text:list>
      <text:p text:style-name="Normal">Comparaison avec l’Allemagne : politique d’immigration<text:s/>plus ouverte<text:s/>que le Japon, choix politique d’ouvrir ou non le pays</text:p>
      <text:p text:style-name="Normal"/>
      <text:list text:style-name="LFO4" text:continue-numbering="true">
        <text:list-item>
          <text:p text:style-name="P27">Rôle des femmes :</text:p>
        </text:list-item>
      </text:list>
      <text:p text:style-name="Normal">Women no mix : volonté d’ouvrir le marché du travail plus largement aux femmes</text:p>
      <text:list text:style-name="LFO3" text:continue-numbering="true">
        <text:list-item>
          <text:p text:style-name="P28">Ajustements assez importants pour permettre aux femme de mener une carrière<text:s/>professionnelle et avoir une vie familiale</text:p>
        </text:list-item>
      </text:list>
      <text:p text:style-name="Normal">70% de la part de population de femmes en âge de travailler (15-64<text:s/>ans) ont un travail, mais la plupart sont en CDD ou temps partiel. Plus elles sont qualifiées, moins elles font d’enfants et de plus en plus tard,<text:s/>voire pas du tout, le taux d’infécondité d’après une étude datant de 2017 est de 14% en Europe, 23-25% en Allemagne et au Japon</text:p>
      <text:p text:style-name="Normal">Comment faire ? Mettre en place des politiques, créer des crèches,<text:s/>il doit y avoir une<text:s/>évolution des mentalités dans le monde du travail :<text:s/>aujourd’hui,<text:s/>démission de la femme dès son 1<text:span text:style-name="T29">er</text:span><text:s/>enfant et retour à la vie active après s’en être occupé, au niveau du collège (<text:span text:style-name="T30"></text:span><text:s/>carrière en M), revalorisation du temps partiel</text:p>
      <text:list text:style-name="LFO3" text:continue-numbering="true">
        <text:list-item>
          <text:p text:style-name="P31">Question de volonté politique</text:p>
        </text:list-item>
      </text:list>
      <text:p text:style-name="Normal"/>
      <text:list text:style-name="LFO4" text:continue-numbering="true">
        <text:list-item>
          <text:p text:style-name="P32">Baisse de la<text:s/>natalité<text:s/>et sexualité :</text:p>
        </text:list-item>
      </text:list>
      <text:p text:style-name="Normal">Pression assez forte qui pèse sur les jeunes<text:s/>générations, qu’on tend à<text:s/>rendre<text:s/>responsable. Il y a un discours de dénigration<text:s/>et<text:s/>dévalorisation du<text:s/>célibat,<text:s/>des<text:s/>couples sans enfants et<text:s/>d’une sexualité en berne<text:s/>qui existe</text:p>
      <text:p text:style-name="Normal">La baisse de la natalité est peut être surtout liée à des facteurs économiques<text:s/>(notamment sur le mariage) : pression sur les jeunes hommes de ne pas se sentir à la hauteur, peur de la précarité chez les jeunes<text:s/>filles. La part de naissances hors mariages est négligeable (2%), beaucoup de 30-45 ans vivent encore chez leurs parents. Le mariage est une<text:s/>institution<text:s/>non négligeable au Japon</text:p>
      <text:p text:style-name="Normal"/>
      <text:list text:style-name="LFO4" text:continue-numbering="true">
        <text:list-item>
          <text:p text:style-name="P33">Question technologique :</text:p>
        </text:list-item>
      </text:list>
      <text:p text:style-name="Normal">Pointe de la recherche en<text:s/>robotique<text:s/>notamment pour les robots<text:s/>humanoïdes<text:s/>(fascination très ancienne dans l’imaginaire japonais, Astroboy).<text:s/></text:p>
      <text:p text:style-name="Normal">Selon certaines études,<text:s/>le<text:s/>Japon fait parti des pays qui compte le plus de robots<text:s/>en activité (toute<text:s/>machine qui aide à<text:s/>faire<text:s/>un travail…). Chine, Corée du Sud,<text:s/>Japon, Etats-Unis Allemagne :<text:s/>pays où il y a le<text:s/>plus de production de robots</text:p>
      <text:p text:style-name="Normal">Le gouvernement essaye de promouvoir et<text:s/>a<text:s/>lancé<text:s/>une initiative en 2015 pour lancer une révolution en robotique<text:s/>afin de<text:s/>relancer le secteur, pour faire porter le secteur au milliard de<text:s/>dollars<text:s/>dans les 20 ans<text:s/>(en 2015), pilier de la croissance économique pour Abe<text:s/>pour aussi répondre à la pénurie de main d’œuvre, l’objectif qu’il s’était fixé était d’atteindre 30% de robots dans les services d’ici 2020<text:s/><text:span text:style-name="T34"></text:span><text:s/>volonté très forte d’utiliser ce secteur pour régler les problèmes démographiques</text:p>
      <text:soft-page-break/>
      <text:p text:style-name="Normal">La plus grande part sont les robots industriels (automobile), ce qui suscite le débat et touche la population est le développement de robots humanoïdes, avec des prix qui ont beaucoup baissé. Beaucoup sont dans les services à la clientèle (Paro, bébé phoque pour interagir avec les malades d’Alzheimer<text:s/><text:span text:style-name="T35"></text:span><text:s/>robots médiateurs, d’autres robots pour l’autisme comme Nao, robot gare Part-Dieu…). Soft Banks est important dans ce milieu</text:p>
      <text:list text:style-name="LFO3" text:continue-numbering="true">
        <text:list-item>
          <text:p text:style-name="P36">Possible recours grandissant avec les sous-effectifs dans les soins à la personne, bouleversement dans le rapport au travail</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Wingdings"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anessa Garcia</meta:initial-creator>
    <dc:creator>Vanessa Garcia</dc:creator>
    <meta:creation-date>2020-10-08T18:06:00Z</meta:creation-date>
    <dc:date>2020-10-09T11:14:00Z</dc:date>
    <meta:template xlink:href="Normal" xlink:type="simple"/>
    <meta:editing-cycles>18</meta:editing-cycles>
    <meta:editing-duration>PT0S</meta:editing-duration>
    <meta:document-statistic meta:page-count="4" meta:paragraph-count="17" meta:word-count="1365" meta:character-count="8857" meta:row-count="62" meta:non-whitespace-character-count="7509"/>
  </office:meta>
</office:document-meta>
</file>